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7d13" officeooo:paragraph-rsid="00007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Q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4:34:28.334504346</meta:creation-date>
    <dc:date>2023-03-23T14:34:44.724811439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5.0.3$Linux_X86_64 LibreOffice_project/50$Build-3</meta:generator>
  </office:meta>
</office:document-meta>
</file>